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margin-top="0.25in" fo:margin-bottom="0.0833in" fo:line-height="100%"/>
      <style:text-properties style:font-name="Times New Roman" style:font-name-asian="Times New Roman" style:font-name-complex="Times New Roman" style:font-style-complex="normal" fo:color="#505050" fo:font-size="13.5pt" style:font-size-asian="13.5pt" style:font-size-complex="13.5pt" style:language-asian="fr" style:country-asian="FR" style:language-complex="ar" style:country-complex="SA"/>
    </style:style>
    <style:style style:name="P2" style:parent-style-name="Normal" style:family="paragraph">
      <style:paragraph-properties fo:text-align="start" fo:line-height="100%"/>
    </style:style>
    <style:style style:name="T3" style:parent-style-name="Policepardéfaut" style:family="text">
      <style:text-properties style:font-name="Times New Roman" style:font-name-asian="Times New Roman" style:font-name-complex="Times New Roman" style:font-style-complex="normal" fo:color="#0C7DBB" fo:font-size="12pt" style:font-size-asian="12pt" style:font-size-complex="12pt" style:text-underline-type="single" style:text-underline-style="solid" style:text-underline-width="auto" style:text-underline-mode="continuous" style:language-asian="fr" style:country-asian="FR" style:language-complex="ar" style:country-complex="SA"/>
    </style:style>
    <style:style style:name="T4" style:parent-style-name="Policepardéfaut" style:family="text">
      <style:text-properties style:font-name="Times New Roman" style:font-name-asian="Times New Roman" style:font-name-complex="Times New Roman" style:font-style-complex="normal" fo:font-size="12pt" style:font-size-asian="12pt" style:font-size-complex="12pt" style:language-asian="fr" style:country-asian="FR" style:language-complex="ar" style:country-complex="SA"/>
    </style:style>
    <style:style style:name="T5" style:parent-style-name="Policepardéfaut" style:family="text">
      <style:text-properties style:font-name="Times New Roman" style:font-name-asian="Times New Roman" style:font-name-complex="Times New Roman" style:font-style-complex="normal" fo:color="#0C7DBB" fo:font-size="12pt" style:font-size-asian="12pt" style:font-size-complex="12pt" style:text-underline-type="single" style:text-underline-style="solid" style:text-underline-width="auto" style:text-underline-mode="continuous" style:language-asian="fr" style:country-asian="FR" style:language-complex="ar" style:country-complex="SA"/>
    </style:style>
    <style:style style:name="T6" style:parent-style-name="Policepardéfaut" style:family="text">
      <style:text-properties style:font-name="Times New Roman" style:font-name-asian="Times New Roman" style:font-name-complex="Times New Roman" style:font-style-complex="normal" fo:font-size="12pt" style:font-size-asian="12pt" style:font-size-complex="12pt" style:language-asian="fr" style:country-asian="FR" style:language-complex="ar" style:country-complex="SA"/>
    </style:style>
    <style:style style:name="T7" style:parent-style-name="Policepardéfaut" style:family="text">
      <style:text-properties style:font-name="Times New Roman" style:font-name-asian="Times New Roman" style:font-name-complex="Times New Roman" style:font-style-complex="normal" fo:color="#0C7DBB" fo:font-size="12pt" style:font-size-asian="12pt" style:font-size-complex="12pt" style:text-underline-type="single" style:text-underline-style="solid" style:text-underline-width="auto" style:text-underline-mode="continuous" style:language-asian="fr" style:country-asian="FR" style:language-complex="ar" style:country-complex="SA"/>
    </style:style>
    <style:style style:name="T8" style:parent-style-name="Policepardéfaut" style:family="text">
      <style:text-properties style:font-name="Times New Roman" style:font-name-asian="Times New Roman" style:font-name-complex="Times New Roman" style:font-style-complex="normal" fo:font-size="12pt" style:font-size-asian="12pt" style:font-size-complex="12pt" style:language-asian="fr" style:country-asian="FR" style:language-complex="ar" style:country-complex="SA"/>
    </style:style>
  </office:automatic-styles>
  <office:body>
    <office:text text:use-soft-page-breaks="true">
      <text:h text:style-name="P1" text:outline-level="3">2.1. Méthodologie</text:h>
      <text:p text:style-name="P2"><text:bookmark-start text:name="bfig2"/><text:a xlink:href="https://www.sciencedirect.com/science/article/pii/S2665963821000865#fig2" office:target-frame-name="_top" xlink:show="replace"><text:span text:style-name="T3">La Fig. 2</text:span></text:a><text:bookmark-end text:name="bfig2"/><text:span text:style-name="T4"> illustre l’architecture de MrSQM. Les trois composantes principales de MrSQM sont : le module de transformation symbolique, le module de sélection de fonctionnalités et le module de formation. Le module de transformation symbolique (SAX </text:span><text:bookmark-start text:name="bb13"/><text:a xlink:href="https://www.sciencedirect.com/science/article/pii/S2665963821000865#b13" office:target-frame-name="_top" xlink:show="replace"><text:span text:style-name="T5">[13]</text:span></text:a><text:bookmark-end text:name="bb13"/><text:span text:style-name="T6"> ou SFA </text:span><text:bookmark-start text:name="bb14"/><text:a xlink:href="https://www.sciencedirect.com/science/article/pii/S2665963821000865#b14" office:target-frame-name="_top" xlink:show="replace"><text:span text:style-name="T7">[14]</text:span></text:a><text:bookmark-end text:name="bb14"/><text:span text:style-name="T8">) convertit les séries chronologiques numériques en représentations symboliques multiples (c’est-à-dire des séquences de symboles). Le module de sélection des fonctions sélectionne les entités (sous forme de séquences symboliques) dans les représentations symboliques. Le module de formation (régression logistique) entraîne un modèle de classification linéaire pour la prédiction future.</text:span></text:p>
      <text:p text:style-name="Normal">Bien que des méthodes très sophistiqués existent<text:s/></text:p>
      <text:p text:style-name="Normal"><text:a xlink:href="https://link.springer.com/content/pdf/10.1007/s10618-020-00727-3.pdf" office:target-frame-name="_top" xlink:show="replace"><text:span text:style-name="Lienhypertexte">The great multivariate time series classification bake off: a review and experimental evaluation of recent algorithmic advances (springer.com)</text:span></text:a></text:p>
      <text:p text:style-name="Normal"><text:a xlink:href="http://www.timeseriesclassification.com/link%20here" office:target-frame-name="_top" xlink:show="replace"><text:span text:style-name="Lienhypertexte">Time Series Classification Website</text:span></text:a></text:p>
      <text:p text:style-name="Normal"><text:a xlink:href="https://link.springer.com/article/10.1007/s10618-020-00710-y" office:target-frame-name="_top" xlink:show="replace"><text:span text:style-name="Lienhypertexte">InceptionTime: Trouver AlexNet pour la classification des séries chronologiques | SpringerLink (en anglais)</text:span></text:a><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Open San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text-align="start" fo:margin-top="0.0694in" fo:margin-bottom="0.0694in" fo:line-height="100%"/>
      <style:text-properties style:font-name="Times New Roman" style:font-name-asian="Times New Roman" style:font-name-complex="Times New Roman" fo:font-weight="bold" style:font-weight-asian="bold" style:font-weight-complex="bold" style:font-style-complex="normal" fo:font-size="13.5pt" style:font-size-asian="13.5pt" style:font-size-complex="13.5pt" style:language-asian="fr" style:country-asian="FR" style:language-complex="ar" style:country-complex="SA" fo:hyphenate="false"/>
    </style:style>
    <style:style style:name="Normal" style:display-name="Normal" style:family="paragraph">
      <style:paragraph-properties fo:text-align="justify" fo:margin-bottom="0in" fo:line-height="150%"/>
      <style:text-properties style:font-name="Open Sans" style:font-name-complex="Tahoma" style:font-style-complex="italic" style:language-complex="en" style:country-complex="U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text-align="start" fo:margin-top="0.0694in" fo:margin-bottom="0.0694in" fo:line-height="100%"/>
      <style:text-properties style:font-name="Times New Roman" style:font-name-asian="Times New Roman" style:font-name-complex="Times New Roman" style:font-style-complex="normal" fo:font-size="12pt" style:font-size-asian="12pt" style:font-size-complex="12pt" style:language-asian="fr" style:country-asian="FR" style:language-complex="ar" style:country-complex="SA"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med esssabar</meta:initial-creator>
    <dc:creator>ahmed esssabar</dc:creator>
    <meta:creation-date>2022-03-11T22:00:00Z</meta:creation-date>
    <dc:date>2022-03-11T22:31:00Z</dc:date>
    <meta:template xlink:href="Normal" xlink:type="simple"/>
    <meta:editing-cycles>4</meta:editing-cycles>
    <meta:editing-duration>PT1860S</meta:editing-duration>
    <meta:document-statistic meta:page-count="1" meta:paragraph-count="3" meta:word-count="233" meta:character-count="1515" meta:row-count="10" meta:non-whitespace-character-count="1285"/>
  </office:meta>
</office:document-meta>
</file>